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FileSaveDialog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FileSaveDialog</text:h>
                    <text:list>
                        <text:list-item>
                            <text:h text:style-name="Heading_20_2" text:outline-level="2">Description</text:h>
                        </text:list-item>
                    </text:list>
                </text:list-item>
            </text:list>

            <text:p text:style-name="Standard">Displays the system file save dialog and sends the set file path to the <text:span text:style-name="backtick">file_path</text:span> output.</text:p>

            
                <text:list xml:id="list_FileSaveDialog2" text:continue-numbering="true" text:continue-list="list_FileSaveDialog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FileSaveDialog6" text:continue-numbering="true" text:style-name="Outline">
                                                <text:list-item>
                                                    <text:list>
                                                        <text:list-item>
                                                            <text:list>
                                                                <text:list-item>
                                                                    <text:h text:style-name="Heading_20_3" text:outline-level="3">
                                                                        File name
                                                                        <text:s text:c="4"/>
                                                                        <text:span text:style-name="T2">EXPRESSION (string)</text:span>
                                                                    </text:h>
                                                                </text:list-item>
                                                            </text:list>
                                                        </text:list-item>
                                                    </text:list>
                                                </text:list-item>
                                            </text:list>
                                            <text:p text:style-name="Standard">The file name to be used by defaul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FileSaveDialog7" text:continue-numbering="true" text:continue-list="list_FileSaveDialog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FileSaveDialog8" text:continue-numbering="true" text:continue-list="list_FileSaveDialog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FileSaveDialog9" text:continue-numbering="true" text:continue-list="list_FileSaveDialog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FileSaveDialog10" text:continue-numbering="true" text:continue-list="list_FileSaveDialog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FileSaveDialog11" text:continue-numbering="true" text:continue-list="list_FileSaveDialog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FileSaveDialog3" text:continue-numbering="true" text:continue-list="list_FileSaveDialog2" text:style-name="Outline">
                    <text:list-item>
                        <text:list>
                            <text:list-item>
                                <text:h text:style-name="Heading_20_2" text:outline-level="2">Inputs</text:h>
                            </text:list-item>
                        </text:list>
                    </text:list-item>
                </text:list>

                
                            <text:list xml:id="list_FileSaveDialog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FileSaveDialog4" text:continue-numbering="true" text:continue-list="list_FileSaveDialog3" text:style-name="Outline">
                    <text:list-item>
                        <text:list>
                            <text:list-item>
                                <text:h text:style-name="Heading_20_2" text:outline-level="2">Outputs</text:h>
                            </text:list-item>
                        </text:list>
                    </text:list-item>
                </text:list>

                
                            <text:list xml:id="list_FileSaveDialog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FileSaveDialog14" text:continue-numbering="true" text:style-name="Outline">
                                <text:list-item>
                                    <text:list>
                                        <text:list-item>
                                            <text:list>
                                                <text:list-item>
                                                    <text:h text:style-name="Heading_20_3" text:outline-level="3">
                                                        file_path
                                                        <text:s text:c="4"/>
                                                        <text:span text:style-name="T2">DATA(string) | MANDATORY</text:span>
                                                    </text:h>
                                                </text:list-item>
                                            </text:list>
                                        </text:list-item>
                                    </text:list>
                                </text:list-item>
                            </text:list>
                            <text:p text:style-name="Standard">Output to which the set file path is sent.</text:p>


            
                    <text:list xml:id="list_FileSaveDialog5" text:continue-numbering="true" text:continue-list="list_FileSaveDialog4" text:style-name="Outline">
                        <text:list-item>
                            <text:list>
                                <text:list-item>
                                    <text:h text:style-name="Heading_20_2" text:outline-level="2">Examples</text:h>
                                </text:list-item>
                            </text:list>
                        </text:list-item>
                    </text:list>
                    <text:p text:style-name="Standard"/>
                    
                    <text:list xml:id="list_FileSaveDialog15" text:style-name="List_20_1">
                        
                        <text:list-item>
                            <text:p text:style-name="List_20_1_20_Start">
                                <text:span text:style-name="T1">Screen Captur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